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PARA CARDENAS, ROSMERY BEATR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45173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PARA CARDENAS, ROSMERY BEATR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4517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FREDO LATORR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2:12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